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gr9" style:family="graphic" style:parent-style-name="standard">
      <style:graphic-properties svg:stroke-width="0.035cm" svg:stroke-color="#cc0000" draw:marker-start-width="0.28cm" draw:marker-end-width="0.28cm" draw:fill="solid" draw:fill-color="#ff3333" draw:textarea-vertical-align="middle" fo:padding-top="0.143cm" fo:padding-bottom="0.143cm" fo:padding-left="0.268cm" fo:padding-right="0.268cm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solid" draw:fill-color="#bbe33d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  <style:text-properties style:font-name="Arial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path draw:style-name="gr6" draw:text-style-name="P2" draw:layer="layout" svg:width="1.612cm" svg:height="0.418cm" svg:x="1.195cm" svg:y="1.961cm" svg:viewBox="0 0 1613 419" svg:d="M1539 151c-35 42-82 79-135 113-53 33-113 59-177 84-128 46-272 71-421 71-148 0-294-25-423-71-62-25-122-51-175-84-53-34-97-71-137-113-29-34-53-67-71-102l35-49c18 40 45 78 78 113 33 38 75 73 124 104 51 31 104 58 166 80 122 44 261 68 403 68s282-24 403-68c60-22 116-49 167-80 48-31 88-66 124-104 33-35 57-73 75-113l38 51c-20 33-45 66-74 100z">
          <text:p/>
        </draw:path>
        <draw:path draw:style-name="gr7" draw:text-style-name="P3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8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8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9" draw:text-style-name="P4" draw:layer="layout" svg:width="0.515cm" svg:height="0.484cm" svg:x="1.123cm" svg:y="1.201cm" svg:viewBox="0 0 516 485" svg:d="M255 42c31-22 47-42 101-42 122 11 193 156 145 232-47 109-132 184-241 253-119-75-196-146-250-260-35-89 23-209 152-223 40-2 67 16 93 40z">
          <text:p/>
        </draw:path>
        <draw:path draw:style-name="gr9" draw:text-style-name="P4" draw:layer="layout" svg:width="0.515cm" svg:height="0.484cm" svg:x="2.363cm" svg:y="1.202cm" svg:viewBox="0 0 516 485" svg:d="M255 42c31-22 47-42 101-42 122 11 193 156 145 232-47 109-132 184-241 253-119-75-196-146-250-260-35-89 23-209 152-223 40-2 67 16 93 40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18:52:22.516730174</dc:date>
    <meta:editing-duration>PT12M10S</meta:editing-duration>
    <meta:editing-cycles>6</meta:editing-cycles>
    <meta:generator>LibreOffice/7.4.0.3$MacOSX_X86_64 LibreOffice_project/f85e47c08ddd19c015c0114a68350214f7066f5a</meta:generator>
    <meta:document-statistic meta:object-count="11"/>
  </office:meta>
</office:document-meta>
</file>